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JCacheOperationSourceAdvisor.setCacheOperationSource( JCacheOperationSource cacheOperation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JCacheOperationSourceAdvisor.get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JCacheOperationSourceAdvisor.getCacheOperation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JCacheOperationSourceAdvisor.setClassFilter( ClassFilter class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